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5-01-02 19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4584" calcext:value-type="float">
            <text:p>119.7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4-02-22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4-01-04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43072" calcext:value-type="float">
            <text:p>117.5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58648" calcext:value-type="float">
            <text:p>101.95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3-01-05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174" calcext:value-type="float">
            <text:p>101.11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2-01-07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4616" calcext:value-type="float">
            <text:p>106.27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1-02-03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16832" calcext:value-type="float">
            <text:p>105.71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1-01-07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88688" calcext:value-type="float">
            <text:p>106.08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0-02-12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38752" calcext:value-type="float">
            <text:p>105.83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20-01-0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62424" calcext:value-type="float">
            <text:p>106.26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19-01-04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91152" calcext:value-type="float">
            <text:p>105.99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18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18-01-04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3048" calcext:value-type="float">
            <text:p>106.6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1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27856" calcext:value-type="float">
            <text:p>105.52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17-01-11 19:43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85184" calcext:value-type="float">
            <text:p>105.48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88848" calcext:value-type="float">
            <text:p>114.9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16-01-04 20:35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85672" calcext:value-type="float">
            <text:p>115.4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0443901</text:p>
          </table:table-cell>
          <table:table-cell office:value-type="string" calcext:value-type="string">
            <text:p>2015-01-07 16:35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4616" calcext:value-type="float">
            <text:p>117.7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